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7-9, 4-0 Summit)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 Dakota State (12-4, 3-1 Summit)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37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3</text:p>
          </table:table-cell>
          <table:table-cell office:value-type="string">
            <text:p>.3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.226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7</text:p>
          </table:table-cell>
          <table:table-cell office:value-type="string">
            <text:p>55</text:p>
          </table:table-cell>
          <table:table-cell office:value-type="string">
            <text:p>.418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7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5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.285</text:p>
          </table:table-cell>
          <table:table-cell office:value-type="string">
            <text:p>6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55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79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5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6</text:p>
          </table:table-cell>
          <table:table-cell office:value-type="string">
            <text:p>15</text:p>
          </table:table-cell>
          <table:table-cell office:value-type="string">
            <text:p>124</text:p>
          </table:table-cell>
          <table:table-cell office:value-type="string">
            <text:p>.250</text:p>
          </table:table-cell>
          <table:table-cell office:value-type="string">
            <text:p>45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9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5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